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OSTEGUI BACA, ROSA DEL CARM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6018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RRERA AGUILAR, JHO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095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0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597856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600037</text:p>
          </table:table-cell>
          <table:table-cell table:style-name="Tabla2.A2" office:value-type="string">
            <text:p text:style-name="P9">1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14:39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